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4" table:style-name="ta1">
        <table:shapes>
          <draw:frame draw:z-index="0" draw:style-name="gr1" draw:text-style-name="P1" svg:width="159.99mm" svg:height="89.99mm" svg:x="133.07mm" svg:y="5.51mm">
            <loext:p draw:notify-on-update-of-ranges="res4.A1:res4.A1 res4.A2:res4.A8 res4.B1:res4.B1 res4.B2:res4.B8 res4.C1:res4.C1 res4.C2:res4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moy_montee_descente</text:p>
          </table:table-cell>
          <table:table-cell office:value-type="string" calcext:value-type="string">
            <text:p>Indice pollution_moyenne x100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office:value-type="float" office:value="820" calcext:value-type="float">
            <text:p>8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aint-Nazaire</text:p>
          </table:table-cell>
          <table:table-cell office:value-type="float" office:value="359" calcext:value-type="float">
            <text:p>35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230" calcext:value-type="float">
            <text:p>123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Mans</text:p>
          </table:table-cell>
          <table:table-cell office:value-type="float" office:value="709" calcext:value-type="float">
            <text:p>70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float" office:value="344" calcext:value-type="float">
            <text:p>34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Roche-sur-Yon</text:p>
          </table:table-cell>
          <table:table-cell office:value-type="float" office:value="264" calcext:value-type="float">
            <text:p>26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holet</text:p>
          </table:table-cell>
          <table:table-cell office:value-type="float" office:value="298" calcext:value-type="float">
            <text:p>298</text:p>
          </table:table-cell>
          <table:table-cell office:value-type="float" office:value="390" calcext:value-type="float">
            <text:p>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20:07:58.752731518</dc:date>
    <meta:editing-duration>PT5M32S</meta:editing-duration>
    <meta:editing-cycles>1</meta:editing-cycles>
    <meta:document-statistic meta:table-count="1" meta:cell-count="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22cm" svg:y="0.316cm" chart:style-name="ch2">
          <text:p>Qualité air et traffic des gares par région</text:p>
        </chart:title>
        <chart:subtitle svg:x="1.13cm" svg:y="1.275cm" chart:style-name="ch3">
          <text:p>Moyenne de montées et descentes ainsi que des indices sur toutes les années</text:p>
        </chart:subtitle>
        <chart:legend chart:legend-position="end" svg:x="10.509cm" svg:y="3.952cm" style:legend-expansion="high" chart:style-name="ch4"/>
        <chart:plot-area chart:style-name="ch5" table:cell-range-address="res4.A1:res4.C8" chart:data-source-has-labels="both" svg:x="0.32cm" svg:y="2.138cm" svg:width="9.869cm" svg:height="5.701cm">
          <chartooo:coordinate-region svg:x="1.312cm" svg:y="2.138cm" svg:width="8.877cm" svg:height="3.399cm"/>
          <chart:axis chart:dimension="x" chart:name="primary-x" chart:style-name="ch6" chartooo:axis-type="auto">
            <chartooo:date-scale/>
            <chart:title svg:x="3.49cm" svg:y="8.019cm" chart:style-name="ch7">
              <text:p>Commune de référence</text:p>
            </chart:title>
            <chart:categories table:cell-range-address="res4.A2:res4.A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res4.B2:res4.B8" chart:label-cell-address="res4.B1:res4.B1" chart:class="chart:bar">
            <chart:data-point chart:repeated="7"/>
          </chart:series>
          <chart:series chart:style-name="ch11" chart:values-cell-range-address="res4.C2:res4.C8" chart:label-cell-address="res4.C1:res4.C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_montee_descente</text:p>
                <draw:g>
                  <svg:desc>res4.B1:res4.B1</svg:desc>
                </draw:g>
              </table:table-cell>
              <table:table-cell office:value-type="string">
                <text:p>Indice pollution_moyenne x100</text:p>
                <draw:g>
                  <svg:desc>res4.C1:res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gers</text:p>
                <draw:g>
                  <svg:desc>res4.A2:res4.A8</svg:desc>
                </draw:g>
              </table:table-cell>
              <table:table-cell office:value-type="float" office:value="820">
                <text:p>820</text:p>
                <draw:g>
                  <svg:desc>res4.B2:res4.B8</svg:desc>
                </draw:g>
              </table:table-cell>
              <table:table-cell office:value-type="float" office:value="392">
                <text:p>392</text:p>
                <draw:g>
                  <svg:desc>res4.C2:res4.C8</svg:desc>
                </draw:g>
              </table:table-cell>
            </table:table-row>
            <table:table-row>
              <table:table-cell office:value-type="string">
                <text:p>Saint-Nazaire</text:p>
              </table:table-cell>
              <table:table-cell office:value-type="float" office:value="359">
                <text:p>35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230">
                <text:p>123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Mans</text:p>
              </table:table-cell>
              <table:table-cell office:value-type="float" office:value="709">
                <text:p>70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Laval</text:p>
              </table:table-cell>
              <table:table-cell office:value-type="float" office:value="344">
                <text:p>34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Roche-sur-Yon</text:p>
              </table:table-cell>
              <table:table-cell office:value-type="float" office:value="264">
                <text:p>26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Cholet</text:p>
              </table:table-cell>
              <table:table-cell office:value-type="float" office:value="298">
                <text:p>298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